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exand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94">
            <text:p>494</text:p>
          </table:table-cell>
          <table:table-cell table:style-name="ce22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435">
            <text:p>435</text:p>
          </table:table-cell>
          <table:table-cell table:style-name="ce23" office:value-type="float" office:value="94">
            <text:p>9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5">
            <text:p>2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594">
            <text:p>1,594</text:p>
          </table:table-cell>
          <table:table-cell table:style-name="ce22" office:value-type="float" office:value="282">
            <text:p>2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2">
            <text:p>3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34">
            <text:p>134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90">
            <text:p>690</text:p>
          </table:table-cell>
          <table:table-cell table:style-name="ce23" office:value-type="float" office:value="60">
            <text:p>6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6">
            <text:p>186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91">
            <text:p>591</text:p>
          </table:table-cell>
          <table:table-cell table:style-name="ce22" office:value-type="float" office:value="62">
            <text:p>6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148">
            <text:p>3148</text:p>
          </table:table-cell>
          <table:table-cell table:style-name="ce22" office:value-type="float" office:value="169">
            <text:p>16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742">
            <text:p>4742</text:p>
          </table:table-cell>
          <table:table-cell table:style-name="ce22" office:value-type="float" office:value="451">
            <text:p>45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